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IF Keyword</text:p>
      <text:p text:style-name="P2"><text:a xlink:type="simple" xlink:href="../DungeonCraftHelp.html">DungeonCraft Help Home</text:a></text:p>
      <text:p text:style-name="P2">The $IF keyword is used to execute code conditionally. <text:s/>It may be combined with the $ELSE keyword to execute one of two alternative sections of code. <text:s/>Syntax is:</text:p>
      <text:p text:style-name="Preformatted_20_Text"><text:s text:c="2"/>$IF ( exp ) { stmts1 } [$ELSE { stmts2}];</text:p>
      <text:p text:style-name="P2">The square brackets around the second part indicate that the brackets and what is between the brackets is optional.</text:p>
      <text:p text:style-name="P2">When the program runs, exp is evaluated. <text:s/>If it is true then statements 'stmts1' are executed. <text:s/>If exp is false the statements 'stmts2' are executed. <text:s/>Examples:</text:p>
      <text:p text:style-name="P2">Example 1:</text:p>
      <text:p text:style-name="Preformatted_20_Text"><text:s text:c="2"/>$IF ( IsHolding ("PotionOfDistortion"))</text:p>
      <text:p text:style-name="Preformatted_20_Text"><text:s text:c="2"/>{</text:p>
      <text:p text:style-name="Preformatted_20_Text"><text:s text:c="4"/>Distort(3);</text:p>
      <text:p text:style-name="Preformatted_20_Text"><text:s text:c="2"/>};</text:p>
      <text:p text:style-name="P2"/>
      <text:p text:style-name="P2">Example 2:</text:p>
      <text:p text:style-name="Preformatted_20_Text"><text:s text:c="2"/>$IF ( $nEqual ( x, 1))</text:p>
      <text:p text:style-name="Preformatted_20_Text"><text:s text:c="2"/>{</text:p>
      <text:p text:style-name="Preformatted_20_Text"><text:s text:c="4"/>$RETURN "Now"; <text:s/>// x==1</text:p>
      <text:p text:style-name="Preformatted_20_Text"><text:s text:c="2"/>}</text:p>
      <text:p text:style-name="Preformatted_20_Text"><text:s text:c="2"/>$ELSE</text:p>
      <text:p text:style-name="Preformatted_20_Text"><text:s text:c="2"/>{</text:p>
      <text:p text:style-name="Preformatted_20_Text"><text:s text:c="4"/>$RETURN "Later"; // x != 1</text:p>
      <text:p text:style-name="Preformatted_20_Text"><text:s text:c="2"/>};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25:58</meta:creation-date>
    <meta:generator>OpenOffice.org/3.2$Win32 OpenOffice.org_project/320m12$Build-9483</meta:generator>
    <meta:editing-cycles>2</meta:editing-cycles>
    <meta:editing-duration>PT00H01M42S</meta:editing-duration>
    <dc:title>$IF Keyword</dc:title>
    <dc:date>2010-05-09T19:18:51.16</dc:date>
    <dc:creator>Paul Stevens</dc:creator>
    <meta:document-statistic meta:table-count="0" meta:image-count="0" meta:object-count="0" meta:page-count="1" meta:paragraph-count="20" meta:word-count="121" meta:character-count="704"/>
  </office:meta>
</office:document-meta>
</file>